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/>
      <text:p text:style-name="Text_20_body"><text:a xlink:type="simple" xlink:href="http://szit.hu/doku.php?id=oktatas:linux:dhcp_szerver" text:style-name="Internet_20_link" text:visited-style-name="Visited_20_Internet_20_Link">&lt; DHCP szerver</text:a></text:p>
      <text:h text:style-name="Heading_20_1" text:outline-level="1"><text:bookmark text:name="oktatas:linux:dhcp_szerver:dnsmasq"/><text:bookmark-start text:name="__RefHeading___a_dnsmasq_mint_dhcp_szerver_1"/><text:bookmark-start text:name="a_dnsmasq_mint_dhcp_szerver"/>A dnsmasq mint DHCP szerver<text:bookmark-end text:name="__RefHeading___a_dnsmasq_mint_dhcp_szerver_1"/><text:bookmark-end text:name="a_dnsmasq_mint_dhcp_szerver"/></text:h>
      <text:list text:style-name="List_20_1" text:continue-numbering="false">
        <text:list-item>
          <text:p text:style-name="List_20_1_Content_First"> <text:span text:style-name="Strong_20_Emphasis">Szerző:</text:span> Sallai András</text:p>
        </text:list-item>
        <text:list-item>
          <text:p text:style-name="List_20_1_Content"> Copyright (c) Sallai András, 2018</text:p>
        </text:list-item>
        <text:list-item>
          <text:p text:style-name="List_20_1_Content"> <text:a xlink:type="simple" xlink:href="https://creativecommons.org/licenses/by-sa/4.0/" text:style-name="Internet_20_link" text:visited-style-name="Visited_20_Internet_20_Link">CC Attribution-Share Alike 4.0 International</text:a></text:p>
        </text:list-item>
        <text:list-item>
          <text:p text:style-name="List_20_1_Content_Last"> Web: <text:a xlink:type="simple" xlink:href="http://szit.hu" text:style-name="Internet_20_link" text:visited-style-name="Visited_20_Internet_20_Link">http://szit.hu</text:a></text:p>
        </text:list-item>
      </text:list>
      <text:h text:style-name="Heading_20_2" text:outline-level="2"><text:bookmark-start text:name="__RefHeading___a_dnsmasqról_2"/><text:bookmark-start text:name="a_dnsmasqról"/>A dnsmasqról<text:bookmark-end text:name="__RefHeading___a_dnsmasqról_2"/><text:bookmark-end text:name="a_dnsmasqról"/></text:h>
      <text:p text:style-name="Text_20_body">A dnsmasq egy kicsi, könnyen konfigurálható DNS szerver program, de használható
DHCP, TFTP szerverként is. Csak helyi DNS szervernek alkalmas, globális DNS szerverenk
nem. A DHCP modul lehetővé teszi MAC címek és IP címek összerendelését.</text:p>
      <text:h text:style-name="Heading_20_2" text:outline-level="2"><text:bookmark-start text:name="__RefHeading___telepítés_3"/><text:bookmark-start text:name="telepítés"/>Telepítés<text:bookmark-end text:name="__RefHeading___telepítés_3"/><text:bookmark-end text:name="telepítés"/></text:h>
      <text:p text:style-name="Preformatted_20_Text">apt install dnsmasq</text:p>
      <text:h text:style-name="Heading_20_2" text:outline-level="2"><text:bookmark-start text:name="__RefHeading___alapbeállítás_4"/><text:bookmark-start text:name="alapbeállítás"/>Alapbeállítás<text:bookmark-end text:name="__RefHeading___alapbeállítás_4"/><text:bookmark-end text:name="alapbeállítás"/></text:h>
      <text:p text:style-name="Text_20_body">A beállítások a /etc/dnsmasq.conf állományban végezhetők el:</text:p>
      <text:p text:style-name="Preformatted_20_Text">nano /etc/dnsmasq.conf</text:p>
      <table:table table:style-name="Table">
        <table:table-column table:style-name="odt_auto_style_table_column_1_1"/>
        <table:table-row>
          <table:table-cell office:value-type="string" table:style-name="PluginODTAutoStyle_TableCell_1">
            <text:p text:style-name="PluginODTAutoStyle_Paragraph_2">dhcp-authoritative<text:line-break/>no-dhcp-interface=enp0s8<text:line-break/>dhcp-range=192.168.10.100,192.168.10.200,255.255.255.0,12h<text:line-break/>dhcp-option=option:dns-server,8.8.8.8</text:p>
          </table:table-cell>
        </table:table-row>
      </table:table>
      <text:p text:style-name="Text_20_body">Lássuk a beállításokat soronként:</text:p>
      <text:list text:style-name="List_20_1" text:continue-numbering="false">
        <text:list-item>
          <text:p text:style-name="List_20_1_Content_First"> dhcp-authoritative:</text:p>
          <text:list text:style-name="List_20_1">
            <text:list-item>
              <text:p text:style-name="List_20_1_Content"> Állítsuk be ezt az értéket, ha a dnsmasq az egyetlen DHCP szerver a hálózatban.</text:p>
            </text:list-item>
            <text:list-item>
              <text:p text:style-name="List_20_1_Content"> IPv4</text:p>
              <text:list text:style-name="List_20_1">
                <text:list-item>
                  <text:p text:style-name="List_20_1_Content"> Ismeretlen gépe bérleti kérelmét nem hagyja figyelmen kívül. </text:p>
                </text:list-item>
                <text:list-item>
                  <text:p text:style-name="List_20_1_Content"> Így várakozás nélkül, azonnal IP címet kap az ügyfél.</text:p>
                </text:list-item>
              </text:list>
            </text:list-item>
            <text:list-item>
              <text:p text:style-name="List_20_1_Content"> IPv6</text:p>
              <text:list text:style-name="List_20_1">
                <text:list-item>
                  <text:p text:style-name="List_20_1_Content"> A válaszok elsőbbségét állítja 255-re, 0 helyett. </text:p>
                </text:list-item>
              </text:list>
            </text:list-item>
          </text:list>
        </text:list-item>
        <text:list-item>
          <text:p text:style-name="List_20_1_Content"> no-dhcp-interface:</text:p>
          <text:list text:style-name="List_20_1">
            <text:list-item>
              <text:p text:style-name="List_20_1_Content"> A DHCP és a TFTP a megadott interfészen ne legyen szolgáltatva.</text:p>
            </text:list-item>
          </text:list>
        </text:list-item>
        <text:list-item>
          <text:p text:style-name="List_20_1_Content"> dhcp-range:</text:p>
          <text:list text:style-name="List_20_1">
            <text:list-item>
              <text:p text:style-name="List_20_1_Content"> IP címtartomány megadása, amelyből címeket osztunk ki.</text:p>
            </text:list-item>
            <text:list-item>
              <text:p text:style-name="List_20_1_Content"> A bérleti idő 12 óra.</text:p>
            </text:list-item>
          </text:list>
        </text:list-item>
        <text:list-item>
          <text:p text:style-name="List_20_1_Content"> dhcp-option:</text:p>
          <text:list text:style-name="List_20_1">
            <text:list-item>
              <text:p text:style-name="List_20_1_Content_Last"> DNS szerver megadása.</text:p>
            </text:list-item>
          </text:list>
        </text:list-item>
      </text:list>
      <text:h text:style-name="Heading_20_2" text:outline-level="2"><text:bookmark-start text:name="__RefHeading___mac_és_ip_cím_összerendelés_5"/><text:bookmark-start text:name="mac_és_ip_cím_összerendelés"/>MAC és IP cím összerendelés<text:bookmark-end text:name="__RefHeading___mac_és_ip_cím_összerendelés_5"/><text:bookmark-end text:name="mac_és_ip_cím_összerendelés"/></text:h>
      <text:p text:style-name="Text_20_body">Az alábbi példában a MAC címek és IP címek összerendelését látjuk:</text:p>
      <text:p text:style-name="Preformatted_20_Text">dhcp-host=aa:bb:cc:dd:ee:ff,192.168.10.21<text:line-break/>dhcp-host=00:11:22:33:44:55,192.168.10.22</text:p>
      <text:h text:style-name="Heading_20_2" text:outline-level="2"><text:bookmark-start text:name="__RefHeading___ellenőrzés_6"/><text:bookmark-start text:name="ellenőrzés"/>Ellenőrzés<text:bookmark-end text:name="__RefHeading___ellenőrzés_6"/><text:bookmark-end text:name="ellenőrzés"/></text:h>
      <text:p text:style-name="Text_20_body">Folyamatok áttekintése:</text:p>
      <text:p text:style-name="Preformatted_20_Text">ps axf</text:p>
      <text:p text:style-name="Text_20_body">TCP-én figyelő portok:</text:p>
      <text:p text:style-name="Preformatted_20_Text">ss -lt</text:p>
      <text:p text:style-name="Text_20_body">UDP-én figyelő portok:</text:p>
      <text:p text:style-name="Preformatted_20_Text">ss -lu</text:p>
      <text:p text:style-name="Text_20_body">Kibérelt IP címek:</text:p>
      <text:p text:style-name="Preformatted_20_Text">cat /var/lib/misc/dnsmasq.leases</text:p>
      <text:p text:style-name="Text_20_body">A lehetséges kimenet:</text:p>
      <text:p text:style-name="Preformatted_20_Text">1529187978 08:00:27:77:b8:d3 192.168.10.153 gepnev *</text:p>
      <text:p text:style-name="Text_20_body">Naplófájlok:</text:p>
      <text:p text:style-name="Preformatted_20_Text">tail /var/log/syslog</text:p>
      <text:p text:style-name="Text_20_body">Vagy:</text:p>
      <text:p text:style-name="Preformatted_20_Text">grep dnsmasq /var/log/syslog</text:p>
      <text:h text:style-name="Heading_20_2" text:outline-level="2"><text:bookmark-start text:name="__RefHeading___függelék_7"/><text:bookmark-start text:name="függelék"/>Függelék<text:bookmark-end text:name="__RefHeading___függelék_7"/><text:bookmark-end text:name="függelék"/></text:h>
      <text:h text:style-name="Heading_20_3" text:outline-level="3"><text:bookmark-start text:name="__RefHeading___egyéb_példa_8"/><text:bookmark-start text:name="egyéb_példa"/>Egyéb példa<text:bookmark-end text:name="__RefHeading___egyéb_példa_8"/><text:bookmark-end text:name="egyéb_példa"/></text:h>
      <text:p text:style-name="Preformatted_20_Text">domain=iskolazo.net<text:line-break/>interface=enp0s3<text:line-break/>dhcp-range=192.168.10.50,192.168.10.200,12h<text:line-break/>dhcp-host=3C:0F:24:67:81:AB,192.168.10.101<text:line-break/>dhcp-option=3,192.168.10.2</text:p>
      <text:p text:style-name="Text_20_body">Az egyes beállítások leírása:</text:p>
      <text:list text:style-name="List_20_1" text:continue-numbering="false">
        <text:list-item>
          <text:p text:style-name="List_20_1_Content_First"> domain:</text:p>
          <text:list text:style-name="List_20_1">
            <text:list-item>
              <text:p text:style-name="List_20_1_Content"> a tartománynév megadása</text:p>
            </text:list-item>
          </text:list>
        </text:list-item>
        <text:list-item>
          <text:p text:style-name="List_20_1_Content"> interface:</text:p>
          <text:list text:style-name="List_20_1">
            <text:list-item>
              <text:p text:style-name="List_20_1_Content"> a dnsmasq milyen interfészen hallgatózzon</text:p>
            </text:list-item>
          </text:list>
        </text:list-item>
        <text:list-item>
          <text:p text:style-name="List_20_1_Content"> dhcp-range:</text:p>
          <text:list text:style-name="List_20_1">
            <text:list-item>
              <text:p text:style-name="List_20_1_Content"> a kiosztandó IP címek tartománya</text:p>
            </text:list-item>
            <text:list-item>
              <text:p text:style-name="List_20_1_Content"> 12h: a bérlés 12 órára szól</text:p>
            </text:list-item>
          </text:list>
        </text:list-item>
        <text:list-item>
          <text:p text:style-name="List_20_1_Content"> dhcp-host:</text:p>
          <text:list text:style-name="List_20_1">
            <text:list-item>
              <text:p text:style-name="List_20_1_Content"> egy IP címet statikusan adunk bérbe, MAC cím alapján</text:p>
            </text:list-item>
            <text:list-item>
              <text:p text:style-name="List_20_1_Content"> IP cím MAC cím összerendelés</text:p>
            </text:list-item>
          </text:list>
        </text:list-item>
        <text:list-item>
          <text:p text:style-name="List_20_1_Content"> dhcp-option:</text:p>
          <text:list text:style-name="List_20_1">
            <text:list-item>
              <text:p text:style-name="List_20_1_Content"> Az opciók felépítése: [opció-száma,opció-értéke]</text:p>
            </text:list-item>
            <text:list-item>
              <text:p text:style-name="List_20_1_Content"> A 3-as opció az alapértelmezett átjáró beállítást indukálja</text:p>
            </text:list-item>
            <text:list-item>
              <text:p text:style-name="List_20_1_Content"> Esetünkben 192.168.10.2 lesz az átjáró.</text:p>
            </text:list-item>
            <text:list-item>
              <text:p text:style-name="List_20_1_Content_Last"> Ha nincs beállítva, akkor a DHCP szerver címe lesz kiosztva.</text:p>
            </text:list-item>
          </text:list>
        </text:list-item>
      </text:list>
      <text:h text:style-name="Heading_20_3" text:outline-level="3"><text:bookmark-start text:name="__RefHeading___néhány_alternatíva_9"/><text:bookmark-start text:name="néhány_alternatíva"/>Néhány alternatíva<text:bookmark-end text:name="__RefHeading___néhány_alternatíva_9"/><text:bookmark-end text:name="néhány_alternatíva"/></text:h>
      <text:p text:style-name="Preformatted_20_Text"># Induló IP, Utolsó IP, Maszk, és bérletidő:<text:line-break/>dhcp-range=192.168.10.100,192.168.10.200,255.255.255.0,2h</text:p>
      <text:p text:style-name="Preformatted_20_Text"># DNS szerver<text:line-break/>dhcp-option=6,192.168.10.3,192.168.10.4</text:p>
      <text:h text:style-name="Heading_20_3" text:outline-level="3"><text:bookmark-start text:name="__RefHeading___zónák_példa_10"/><text:bookmark-start text:name="zónák_példa"/>Zónák példa<text:bookmark-end text:name="__RefHeading___zónák_példa_10"/><text:bookmark-end text:name="zónák_példa"/></text:h>
      <text:p text:style-name="Preformatted_20_Text">dhcp-range=eth,192.168.10.100,192.168.10.200,12h<text:line-break/>dhcp-range=wifi,192.168.20.100,192.168.20.200,24h</text:p>
      <text:p text:style-name="Text_20_body">Ezek után például, különböző DNS szervereket állíthatunk az egyes zónákhoz:</text:p>
      <text:p text:style-name="Preformatted_20_Text">dhcp-option=eth,3,192.168.10.1<text:line-break/>dhcp-option=wifi,3,192.168.20.1</text:p>
      <text:p text:style-name="Text_20_body">Esetleg egy NTP szerver beállítása:</text:p>
      <text:p text:style-name="Preformatted_20_Text">dhcp-option=eth,option:ntp-server,192.168.10.2</text:p>
      <text:h text:style-name="Heading_20_2" text:outline-level="2"><text:bookmark-start text:name="__RefHeading___forrás_11"/><text:bookmark-start text:name="forrás"/>Forrás<text:bookmark-end text:name="__RefHeading___forrás_11"/><text:bookmark-end text:name="forrás"/></text:h>
      <text:list text:style-name="List_20_1" text:continue-numbering="false">
        <text:list-item>
          <text:p text:style-name="LastListParagraph_List_20_1_Content_First"> <text:a xlink:type="simple" xlink:href="https://wiki.debian.org/HowTo/dnsmasq" text:style-name="Internet_20_link" text:visited-style-name="Visited_20_Internet_20_Link">https://wiki.debian.org/HowTo/dnsmasq</text:a></text:p>
        </text:list-item>
      </text:list>
    </office:text>
  </office:body>
</office:document-content>
</file>

<file path=styles.xml><?xml version="1.0" encoding="utf-8"?>
<!--
  This file defines how the document is styled. This was extracted from a ODT file
  created in OpenOffice 2.0 and could probably be much simpler.

  You probably want to replace this file with a style fitting your corporate identity.

  To do so, export the wiki:syntax page, edit it's style definitions (be sure to keep
  the names) and save the resulting file. Extract the resulting file with unzip and
  copy the styles.xml over this one.
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"/>
    <style:font-face style:name="Bitstream Vera Sans Mono" svg:font-family="'Bitstream Vera Sans Mono'" style:font-family-generic="modern" style:font-pitch="fixed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Bitstream Vera Sans" fo:font-size="12pt" fo:language="en" fo:country="US" style:font-name-asian="Bitstream Vera Sans2" style:font-size-asian="12pt" style:language-asian="en" style:country-asian="US" style:font-name-complex="Bitstream Vera Sans2" style:font-size-complex="12pt" style:language-complex="en" style:country-complex="US"/>
    </style:default-style>
    <style:default-style style:family="paragraph">
      <style:paragraph-properties style:tab-stop-distance="1.251cm" fo:hyphenation-ladder-count="no-limit" style:text-autospace="ideograph-alpha" style:punctuation-wrap="hanging" style:line-break="strict" style:writing-mode="page"/>
      <style:text-properties fo:font-size="12pt" style:font-size-asian="12pt" style:font-size-complex="12pt" fo:language="en" style:language-asian="en" style:language-complex="en" fo:country="US" style:country-asian="US" style:country-complex="US" style:use-window-font-color="true" style:font-name="Bitstream Vera Sans" style:font-name-asian="Bitstream Vera Sans2" style:font-name-complex="Bitstream Vera Sans2" fo:hyphenate="false" fo:hyphenation-remain-char-count="2" fo:hyphenation-push-char-count="2"/>
    </style:default-style>
    <style:default-style style:family="table">
      <style:table-properties fo:margin-top="0.25cm" fo:margin-bottom="0.25cm"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>
</style:style>
    <style:style style:name="Text_20_body" style:display-name="Text body" style:parent-style-name="Standard" style:class="text" style:family="paragraph">
      <style:paragraph-properties fo:text-align="left" style:justify-single-word="false" fo:margin-top="0cm" fo:margin-bottom="0.212cm"/>
    </style:style>
    <style:style style:name="Heading" style:parent-style-name="Standard" style:class="text" style:next-style-name="Text_20_body" style:family="paragraph">
      <style:paragraph-properties fo:margin-top="0.423cm" fo:margin-bottom="0.212cm" fo:keep-with-next="always"/>
      <style:text-properties fo:font-size="14pt" style:font-size-asian="14pt" style:font-size-complex="14pt" fo:font-family="'Bitstream Vera Sans'" style:font-family-asian="'Bitstream Vera Sans'" style:font-family-complex="'Bitstream Vera Sans'" style:font-name="Bitstream Vera Sans1" style:font-name-asian="Bitstream Vera Sans2" style:font-name-complex="Bitstream Vera Sans2" style:font-family-generic="swiss" style:font-family-generic-asian="system" style:font-family-generic-complex="system" style:font-pitch="variable" style:font-pitch-asian="variable" style:font-pitch-complex="variable"/>
    </style:style>
    <style:style style:name="Heading_20_1" style:display-name="Heading 1" style:parent-style-name="Heading" style:class="text" style:next-style-name="Text_20_body" style:default-outline-level="1" style:family="paragraph">
      <style:text-properties fo:font-weight="bold" style:font-weight-asian="bold" style:font-weight-complex="bold" fo:font-size="24pt" style:font-size-asian="24pt" style:font-size-complex="2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2" style:display-name="Heading 2" style:parent-style-name="Heading" style:class="text" style:next-style-name="Text_20_body" style:default-outline-level="2" style:family="paragraph">
      <style:text-properties fo:font-weight="bold" style:font-weight-asian="bold" style:font-weight-complex="bold" fo:font-size="18pt" style:font-size-asian="18pt" style:font-size-complex="18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3" style:display-name="Heading 3" style:parent-style-name="Heading" style:class="text" style:next-style-name="Text_20_body" style:default-outline-level="3" style:family="paragraph">
      <style:text-properties fo:font-weight="bold" style:font-weight-asian="bold" style:font-weight-complex="bold" fo:font-size="14pt" style:font-size-asian="14pt" style:font-size-complex="14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4" style:display-name="Heading 4" style:parent-style-name="Heading" style:class="text" style:next-style-name="Text_20_body" style:default-outline-level="4" style:family="paragraph">
      <style:text-properties fo:font-weight="bold" style:font-weight-asian="bold" style:font-weight-complex="bold" fo:font-size="12pt" style:font-size-asian="12pt" style:font-size-complex="12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Heading_20_5" style:display-name="Heading 5" style:parent-style-name="Heading" style:class="text" style:next-style-name="Text_20_body" style:default-outline-level="5" style:family="paragraph">
      <style:text-properties fo:font-weight="bold" style:font-weight-asian="bold" style:font-weight-complex="bold" fo:font-size="10pt" style:font-size-asian="10pt" style:font-size-complex="10pt" fo:font-family="'Bitstream Vera Sans'" style:font-family-asian="'Bitstream Vera Sans'" style:font-family-complex="'Bitstream Vera Sans'" style:font-name="Bitstream Vera Sans" style:font-name-asian="Bitstream Vera Sans2" style:font-name-complex="Bitstream Vera Sans2" style:font-family-generic="roman" style:font-family-generic-asian="system" style:font-family-generic-complex="system" style:font-pitch="variable" style:font-pitch-asian="variable" style:font-pitch-complex="variable"/>
    </style:style>
    <style:style style:name="List" style:parent-style-name="Text_20_body" style:class="list" style:family="paragraph">
</style:style>
    <style:style style:name="Table_20_Contents" style:display-name="Table Contents" style:parent-style-name="Standard" style:class="extra" style:family="paragraph">
      <style:paragraph-properties text:number-lines="false" text:line-number="0"/>
    </style:style>
    <style:style style:name="Table_20_Heading" style:display-name="Table Heading" style:parent-style-name="Table_20_Contents" style:class="extra" style:family="paragraph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parent-style-name="Standard" style:class="extra" style:family="paragraph">
      <style:paragraph-properties fo:margin-top="0.212cm" fo:margin-bottom="0.212cm" text:number-lines="false" text:line-number="0"/>
      <style:text-properties fo:font-style="italic" style:font-style-asian="italic" style:font-style-complex="italic" fo:font-size="12pt" style:font-size-asian="12pt" style:font-size-complex="12pt"/>
    </style:style>
    <style:style style:name="Index" style:parent-style-name="Standard" style:class="index" style:family="paragraph">
      <style:paragraph-properties text:number-lines="false" text:line-number="0"/>
    </style:style>
    <style:style style:name="Quotations" style:parent-style-name="Standard" style:class="html" style:family="paragraph">
      <style:paragraph-properties fo:text-indent="0cm" style:auto-text-indent="false" fo:margin-top="0cm" fo:margin-right="1cm" fo:margin-bottom="0.499cm" fo:margin-left="1cm"/>
    </style:style>
    <style:style style:name="Preformatted_20_Text" style:display-name="Preformatted Text" style:parent-style-name="Standard" style:class="html" style:family="paragraph">
      <style:paragraph-properties fo:margin-top="0cm" fo:margin-bottom="0.199cm" style:join-border="false"/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Source_20_Code" style:display-name="Source Code" style:parent-style-name="Preformatted_20_Text" style:family="paragraph">
      <style:paragraph-properties fo:background-color="#f7f9fa" fo:border="0.06pt solid #8cacbb" fo:padding="0.049cm" style:shadow="none"/>
    </style:style>
    <style:style style:name="Source_20_File" style:display-name="Source File" style:parent-style-name="Preformatted_20_Text" style:family="paragraph">
      <style:paragraph-properties fo:background-color="#f1f4f5" fo:border="0.06pt solid #8cacbb" fo:padding="0.049cm" style:shadow="none"/>
    </style:style>
    <style:style style:name="Horizontal_20_Line" style:display-name="Horizontal Line" style:parent-style-name="Standard" style:class="html" style:next-style-name="Text_20_body" style:family="paragraph">
      <style:paragraph-properties fo:margin-top="0cm" fo:margin-bottom="0.499cm" fo:border-top="none" fo:border-right="none" fo:border-bottom="1.11pt double #808080" fo:border-left="none" style:border-line-width-bottom="0.002cm 0.035cm 0.002cm" style:join-border="false" fo:padding="0cm" text:number-lines="false" text:line-number="0"/>
      <style:text-properties fo:font-size="6pt" style:font-size-asian="6pt" style:font-size-complex="6pt"/>
    </style:style>
    <style:style style:name="Footnote" style:parent-style-name="Standard" style:class="extra" style:family="paragraph">
      <style:paragraph-properties fo:text-indent="-0.499cm" style:auto-text-indent="false" fo:margin-right="0cm" fo:margin-left="0.499cm" text:number-lines="false" text:line-number="0"/>
      <style:text-properties fo:font-size="12pt" style:font-size-asian="12pt" style:font-size-complex="12pt"/>
    </style:style>
    <style:style style:name="Numbering_20_Symbols" style:display-name="Numbering Symbols" style:family="text">
</style:style>
    <style:style style:name="Bullet_20_Symbols" style:display-name="Bullet Symbols" style:family="text">
      <style:text-properties fo:font-size="9pt" style:font-size-asian="9pt" style:font-size-complex="9pt" fo:font-family="StarSymbol" style:font-family-asian="StarSymbol" style:font-family-complex="StarSymbol" style:font-name="StarSymbol" style:font-name-asian="StarSymbol" style:font-name-complex="Star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Local_20_link" style:display-name="Local link" style:family="text">
      <style:text-properties fo:color="#000000" fo:font-weight="bold" style:text-underline-style="solid" style:text-underline-width="auto" style:text-underline-color="font-color"/>
    </style:style>
    <style:style style:name="Visited_20_Local_20_Link" style:display-name="Visited Local Link" style:family="text">
      <style:text-properties fo:color="#000000" fo:font-weight="bold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fo:font-family="'Bitstream Vera Sans Mono'" style:font-family-asian="'Bitstream Vera Sans Mono'" style:font-family-complex="'Bitstream Vera Sans Mono'" style:font-name="Bitstream Vera Sans Mono" style:font-name-asian="Bitstream Vera Sans Mono" style:font-name-complex="Bitstream Vera Sans Mono" style:font-family-generic="modern" style:font-family-generic-asian="modern" style:font-family-generic-complex="modern" style:font-pitch="fixed" style:font-pitch-asian="fixed" style:font-pitch-complex="fixed"/>
    </style:style>
    <style:style style:name="Footnote_20_Symbol" style:display-name="Footnote Characters" style:family="text">
      <style:text-properties fo:color="#2b73b7" style:text-position="33% 80%"/>
    </style:style>
    <style:style style:name="Footnote_20_Anchor" style:display-name="Footnote Anchor" style:family="text">
      <style:text-properties fo:color="#2b73b7" style:text-position="33% 80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Quotation_20_1" style:display-name="Quotation 1" style:parent-style-name="Standard" style:family="paragraph">
      <style:paragraph-properties fo:text-indent="0cm" style:auto-text-indent="false" fo:margin-top="0.25cm" fo:margin-right="0cm" fo:margin-bottom="0.25cm" fo:margin-left="1cm" fo:border-top="none" fo:border-right="none" fo:border-bottom="none" fo:border-left="4.99pt solid #c0c0c0" fo:padding="0.049cm"/>
    </style:style>
    <style:style style:name="Quotation_20_2" style:display-name="Quotation 2" style:parent-style-name="Standard" style:family="paragraph">
      <style:paragraph-properties fo:text-indent="0cm" style:auto-text-indent="false" fo:margin-top="0.25cm" fo:margin-right="0cm" fo:margin-bottom="0.25cm" fo:margin-left="2cm" fo:border-top="none" fo:border-right="none" fo:border-bottom="none" fo:border-left="4.99pt solid #9966cc" fo:padding="0.049cm"/>
    </style:style>
    <style:style style:name="Quotation_20_3" style:display-name="Quotation 3" style:parent-style-name="Standard" style:family="paragraph">
      <style:paragraph-properties fo:text-indent="0cm" style:auto-text-indent="false" fo:margin-top="0.25cm" fo:margin-right="0cm" fo:margin-bottom="0.25cm" fo:margin-left="3cm" fo:border-top="none" fo:border-right="none" fo:border-bottom="none" fo:border-left="4.99pt solid #c5000b" fo:padding="0.049cm"/>
    </style:style>
    <style:style style:name="Quotation_20_4" style:display-name="Quotation 4" style:parent-style-name="Standard" style:family="paragraph">
      <style:paragraph-properties fo:text-indent="0cm" style:auto-text-indent="false" fo:margin-top="0.25cm" fo:margin-right="0cm" fo:margin-bottom="0.25cm" fo:margin-left="4.001cm" fo:border-top="none" fo:border-right="none" fo:border-bottom="none" fo:border-left="4.99pt solid #579d1c" fo:padding="0.049cm"/>
    </style:style>
    <style:style style:name="Quotation_20_5" style:display-name="Quotation 5" style:parent-style-name="Standard" style:family="paragraph">
      <style:paragraph-properties fo:text-indent="0cm" style:auto-text-indent="false" fo:margin-top="0.25cm" fo:margin-right="0cm" fo:margin-bottom="0.25cm" fo:margin-left="5.001cm" fo:border-top="none" fo:border-right="none" fo:border-bottom="none" fo:border-left="4.99pt solid #ff9966" fo:padding="0.049cm"/>
    </style:style>
    <style:style style:name="Contents_20_Heading" style:display-name="Contents Heading" style:parent-style-name="Heading" style:class="index" style:family="paragraph">
      <style:paragraph-properties fo:text-indent="0cm" style:auto-text-indent="false" fo:margin-right="0cm" fo:margin-left="0cm" text:number-lines="false" text:line-number="0"/>
      <style:text-properties fo:font-weight="bold" style:font-weight-asian="bold" style:font-weight-complex="bold" fo:font-size="16pt" style:font-size-asian="16pt" style:font-size-complex="16pt"/>
    </style:style>
    <style:style style:name="List_20_Symbols" style:display-name="List Symbols" style:family="text">
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style:style style:name="Numbering_20_1_Content" style:display-name="Numbering 1 Content" style:parent-style-name="Standard" style:list-style-name="Numbering_20_1" style:family="paragraph">
</style:style>
    <style:style style:name="Numbering_20_1_Content_First" style:display-name="Numbering 1 Content First" style:parent-style-name="Numbering_20_1_Content" style:class="html" style:next-style-name="Text_20_body" style:family="paragraph">
      <style:paragraph-properties fo:margin-top="0.5cm"/>
    </style:style>
    <style:style style:name="Numbering_20_1_Content_Last" style:display-name="Numbering 1 Content Last" style:parent-style-name="Numbering_20_1_Content" style:class="html" style:next-style-name="Text_20_body" style:family="paragraph">
      <style:paragraph-properties fo:margin-bottom="0.5cm"/>
    </style:style>
    <text:list-style style:name="Numbering_20_1" style:display-name="Numbering 1">
      <text:list-level-style-number text:level="1" text:style-name="Numbering_20_Symbols" style:num-format="1" style:num-suffix=".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List_20_1_Content" style:display-name="List 1 Content" style:parent-style-name="Standard" style:list-style-name="List_20_1" style:family="paragraph">
</style:style>
    <style:style style:name="List_20_1_Content_First" style:display-name="List 1 Content First" style:parent-style-name="List_20_1_Content" style:class="html" style:next-style-name="Text_20_body" style:family="paragraph">
      <style:paragraph-properties fo:margin-top="0.5cm"/>
    </style:style>
    <style:style style:name="List_20_1_Content_Last" style:display-name="List 1 Content Last" style:parent-style-name="List_20_1_Content" style:class="html" style:next-style-name="Text_20_body" style:family="paragraph">
      <style:paragraph-properties fo:margin-bottom="0.5cm"/>
    </style:style>
    <text:list-style style:name="List_20_1" style:display-name="List 1">
      <text:list-level-style-bullet text:level="1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.25cm" fo:text-indent="-0.25cm" fo:margin-left="1.25cm"/>
        </style:list-level-properties>
        <style:text-properties style:font-name="OpenSymbol"/>
      </text:list-level-style-bullet>
      <text:list-level-style-bullet text:level="2" text:bullet-char="•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  <style:text-properties style:font-name="StarSymbol1"/>
      </text:list-level-style-bullet>
      <text:list-level-style-bullet text:level="3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highlight_list_numbers_text_style" style:display-name="Source Code Numbers style" style:family="text">
      <style:text-properties fo:color="#000000"/>
    </style:style>
    <style:style style:name="LastListParagraph_List_20_1_Content_First" style:display-name="Last List 1 Content First" style:parent-style-name="List_20_1_Content_First" style:class="html" style:next-style-name="Text_20_body" style:family="paragraph">
      <style:paragraph-properties fo:margin-top="0.5cm"/>
    </style:style>
  </office:styles>
  <office:automatic-styles>
    <style:page-layout style:name="pm1">
      <style:page-layout-properties fo:page-width="21cm" fo:page-height="29.7cm" style:num-format="1" style:print-orientation="portrait" fo:margin-left="2cm" fo:margin-right="2cm" fo:margin-top="2cm" fo:margin-bottom="2cm" style:footnote-max-height="0cm" style:writing-mode="lr-tb">
        <style:footnote-sep style:width="0.018cm" style:rel-width="25%" style:color="#000000" style:adjustment="left" style:distance-before-sep="0.1cm" style:distance-after-sep="0.1cm"/>
      </style:page-layout-properties>
      <style:header-style/>
      <style:footer-style/>
    </style:page-layout>
    <style:style style:name="sub" style:family="text">
      <style:text-properties style:text-position="-33% 80%"/>
    </style:style>
    <style:style style:name="sup" style:family="text">
      <style:text-properties style:text-position="33% 80%"/>
    </style:style>
    <style:style style:name="del" style:family="text">
      <style:text-properties style:text-line-through-style="solid"/>
    </style:style>
    <style:style style:name="underline" style:family="text">
      <style:text-properties style:text-underline-style="solid" style:text-underline-width="auto" style:text-underline-color="font-color"/>
    </style:style>
    <style:style style:name="media" style:family="graphic" style:parent-style-name="Graphics">
      <style:graphic-properties style:run-through="foreground" style:wrap="parallel" style:number-wrapped-paragraphs="no-limit" style:wrap-contour="false" style:vertical-pos="top" style:vertical-rel="baseline" style:horizontal-pos="left" style:horizontal-rel="paragraph"/>
    </style:style>
    <style:style style:name="medialeft" style:family="graphic" style:parent-style-name="Graphics">
      <style:graphic-properties style:run-through="foreground" style:wrap="parallel" style:number-wrapped-paragraphs="no-limit" style:wrap-contour="false" style:horizontal-pos="left" style:horizontal-rel="paragraph"/>
    </style:style>
    <style:style style:name="mediaright" style:family="graphic" style:parent-style-name="Graphics">
      <style:graphic-properties style:run-through="foreground" style:wrap="parallel" style:number-wrapped-paragraphs="no-limit" style:wrap-contour="false" style:horizontal-pos="right" style:horizontal-rel="paragraph"/>
    </style:style>
    <style:style style:name="mediacenter" style:family="graphic" style:parent-style-name="Graphics">
      <style:graphic-properties style:run-through="foreground" style:wrap="none" style:horizontal-pos="center" style:horizontal-rel="paragraph"/>
    </style:style>
    <style:style style:name="Table" style:family="table">
      <style:table-properties fo:margin-top="0.25cm" fo:margin-bottom="0.25cm" table:border-model="collapsing" style:width="481.89pt" style:rel-width="100%"/>
    </style:style>
    <style:style style:name="tablealigncenter" style:parent-style-name="Table_20_Contents" style:family="paragraph">
      <style:paragraph-properties fo:text-align="center"/>
    </style:style>
    <style:style style:name="tablealignright" style:parent-style-name="Table_20_Contents" style:family="paragraph">
      <style:paragraph-properties fo:text-align="end"/>
    </style:style>
    <style:style style:name="tablealignleft" style:parent-style-name="Table_20_Contents" style:family="paragraph">
      <style:paragraph-properties fo:text-align="left"/>
    </style:style>
    <style:style style:name="tableheader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tablecell" style:family="table-cell">
      <style:table-cell-properties fo:border-top="0.002cm solid #000000" fo:border-right="0.002cm solid #000000" fo:border-bottom="0.002cm solid #000000" fo:border-left="0.002cm solid #000000" fo:padding="0.05cm"/>
    </style:style>
    <style:style style:name="legendcenter" style:parent-style-name="Illustration" style:family="paragraph">
      <style:paragraph-properties fo:text-align="center"/>
    </style:style>
    <style:style style:name="Table_Quotation1" style:family="table">
      <style:table-properties fo:margin-top="0pt" fo:margin-bottom="16.8pt" table:border-model="collapsing"/>
    </style:style>
    <style:style style:name="Table_Quotation2" style:family="table">
      <style:table-properties fo:margin-top="0pt" fo:margin-bottom="0pt" table:border-model="collapsing"/>
    </style:style>
    <style:style style:name="Table_Quotation3" style:family="table">
      <style:table-properties fo:margin-top="0pt" fo:margin-bottom="0pt" table:border-model="collapsing"/>
    </style:style>
    <style:style style:name="Table_Quotation4" style:family="table">
      <style:table-properties fo:margin-top="0pt" fo:margin-bottom="0pt" table:border-model="collapsing"/>
    </style:style>
    <style:style style:name="Table_Quotation5" style:family="table">
      <style:table-properties fo:margin-top="0pt" fo:margin-bottom="0pt" table:border-model="collapsing"/>
    </style:style>
    <style:style style:name="Cell_Quotation1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2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3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4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Cell_Quotation5" style:family="table-cell">
      <style:table-cell-properties fo:border-top="none" fo:border-right="none" fo:border-bottom="none" fo:border-left="3pt solid #cccccc" fo:padding-top="0pt" fo:padding-right="6pt" fo:padding-bottom="0pt" fo:padding-left="6pt"/>
    </style:style>
    <style:style style:name="highlight_list_paragraph_style" style:display-name="Text body" style:parent-style-name="Standard" style:class="text" style:family="paragraph">
      <style:paragraph-properties fo:text-align="left" style:justify-single-word="false"/>
    </style:style>
    <text:list-style style:name="highlight_list_ol_style" style:display-name="Numbering 1">
      <text:list-level-style-number text:level="1" text:style-name="highlight_list_numbers_text_style" style:num-format="1" style:num-suffix=".">
        <style:list-level-properties fo:text-align="left"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2.25cm" fo:text-indent="-0.25cm" fo:margin-left="2.25cm"/>
        </style:list-level-properties>
      </text:list-level-style-number>
      <text:list-level-style-number text:level="3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3.25cm" fo:text-indent="-0.25cm" fo:margin-left="3.25cm"/>
        </style:list-level-properties>
      </text:list-level-style-number>
      <text:list-level-style-number text:level="4" text:style-name="Numbering_20_Symbols" style:num-format="A" style:num-suffix=".">
        <style:list-level-properties fo:text-align="end" text:list-level-position-and-space-mode="label-alignment">
          <style:list-level-label-alignment text:label-followed-by="listtab" text:list-tab-stop-position="4.25cm" fo:text-indent="-0.25cm" fo:margin-left="4.25cm"/>
        </style:list-level-properties>
      </text:list-level-style-number>
      <text:list-level-style-number text:level="5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5.25cm" fo:text-indent="-0.25cm" fo:margin-left="5.25cm"/>
        </style:list-level-properties>
      </text:list-level-style-number>
      <text:list-level-style-number text:level="6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6.25cm" fo:text-indent="-0.25cm" fo:margin-left="6.25cm"/>
        </style:list-level-properties>
      </text:list-level-style-number>
      <text:list-level-style-number text:level="7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7.25cm" fo:text-indent="-0.25cm" fo:margin-left="7.25cm"/>
        </style:list-level-properties>
      </text:list-level-style-number>
      <text:list-level-style-number text:level="8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8.25cm" fo:text-indent="-0.25cm" fo:margin-left="8.25cm"/>
        </style:list-level-properties>
      </text:list-level-style-number>
      <text:list-level-style-number text:level="9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9.25cm" fo:text-indent="-0.25cm" fo:margin-left="9.25cm"/>
        </style:list-level-properties>
      </text:list-level-style-number>
      <text:list-level-style-number text:level="10" text:style-name="Numbering_20_Symbols" style:num-format="i" style:num-suffix=".">
        <style:list-level-properties fo:text-align="end" text:list-level-position-and-space-mode="label-alignment">
          <style:list-level-label-alignment text:label-followed-by="listtab" text:list-tab-stop-position="10.25cm" fo:text-indent="-0.25cm" fo:margin-left="10.25cm"/>
        </style:list-level-properties>
      </text:list-level-style-number>
    </text:list-style>
    <style:style style:name="PluginODTAutoStyle_TableCell_1" style:family="table-cell">
      <style:table-cell-properties fo:border="0.06pt solid #8cacbb" fo:padding="0.049cm" fo:background-color="#f7f9fa"/>
    </style:style>
    <style:style style:name="PluginODTAutoStyle_Paragraph_2" style:family="paragraph">
      <style:paragraph-properties fo:padding="0.049cm"/>
    </style:style>
    <style:style style:name="odt_auto_style_table_column_1_1" style:family="table-column">
      <style:table-column-properties style:column-width="481.89pt"/>
    </style:style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DokuWiki Release 2017-02-19e "Frusterick Manners"</meta:generator>
    <meta:initial-creator>Generated</meta:initial-creator>
    <meta:creation-date>1970-01-01T01::00:00</meta:creation-date>
    <dc:creator>Generated</dc:creator>
    <dc:date>1970-01-01T01::00:00</dc:date>
    <dc:language>en-US</dc:language>
    <meta:editing-cycles>1</meta:editing-cycles>
    <meta:editing-duration>PT0S</meta:editing-duration>
    <dc:title>oktatas:linux:dhcp_szerver:dnsmasq</dc:title>
  </office:meta>
</office:document-meta>
</file>